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paragraph-properties fo:text-align="end" style:justify-single-word="false"/>
      <style:text-properties style:font-name="Verdana" fo:font-size="10pt" style:font-size-asian="10pt" style:font-size-complex="10pt"/>
    </style:style>
    <style:style style:name="P3" style:family="paragraph" style:parent-style-name="Standard">
      <style:paragraph-properties fo:text-align="start" style:justify-single-word="false"/>
      <style:text-properties style:font-name="Verdana" fo:font-size="10pt" style:font-size-asian="10pt" style:font-size-complex="10pt"/>
    </style:style>
    <style:style style:name="P4" style:family="paragraph" style:parent-style-name="Standard">
      <style:paragraph-properties fo:margin-left="0in" fo:margin-right="0in" fo:margin-top="0in" fo:margin-bottom="0in" fo:line-height="100%" fo:text-align="justify" style:justify-single-word="false" fo:text-indent="0.4917in" style:auto-text-indent="false"/>
      <style:text-properties style:font-name="Verdana" fo:font-size="10pt" style:font-size-asian="10pt" style:font-size-complex="10pt"/>
    </style:style>
    <style:style style:name="P5" style:family="paragraph" style:parent-style-name="Standard">
      <style:paragraph-properties fo:margin-left="0in" fo:margin-right="0in" fo:margin-top="0in" fo:margin-bottom="0in" fo:line-height="100%" fo:text-align="end" style:justify-single-word="false" fo:text-indent="0.4917in" style:auto-text-indent="false"/>
      <style:text-properties style:font-name="Verdana" fo:font-size="10pt" style:font-size-asian="10pt" style:font-size-complex="10pt"/>
    </style:style>
    <style:style style:name="T1" style:family="text">
      <style:text-properties style:font-name="Verdana"/>
    </style:style>
    <style:style style:name="T2" style:family="text">
      <style:text-properties style:font-name="Verdana" fo:font-size="10pt" style:font-size-asian="10pt" style:font-size-complex="10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 Bouvier</text:p>
      <text:p text:style-name="P1">50 rue du galop ROUSSEMEAU</text:p>
      <text:p text:style-name="P1">89500 MARSANGY, France</text:p>
      <text:p text:style-name="P1">Tel : 0386969605</text:p>
      <text:p text:style-name="Standard"><text:a xlink:type="simple" xlink:href="mailto:m.bouvier.dev@gmail.com"><text:span text:style-name="T2">m.bouvier.dev@gmail.com</text:span></text:a></text:p>
      <text:p text:style-name="P1">Skype : marc.bouvier.utbm</text:p>
      <text:p text:style-name="P1"/>
      <text:p text:style-name="P2">Frederick MD – USA, le 14 juillet 2011</text:p>
      <text:p text:style-name="P2"/>
      <text:p text:style-name="P2"/>
      <text:p text:style-name="P2">A Laurent MORELLET</text:p>
      <text:p text:style-name="P2">Corporate Development Dijon</text:p>
      <text:p text:style-name="P2">Oberthur Technologies – Card Systems Division</text:p>
      <text:p text:style-name="P3"/>
      <text:p text:style-name="P3"/>
      <text:p text:style-name="P3"><text:span text:style-name="T4">Objet</text:span> : Candidature depuis Lesjeudis.com : IngDevInf/LM-Dijon/0511 - INGENIEUR DEVELOPPEMENT INFORMATIQUE H/F</text:p>
      <text:p text:style-name="P3"/>
      <text:p text:style-name="P3">Monsieur,</text:p>
      <text:p text:style-name="P3"/>
      <text:p text:style-name="P3"><text:tab/>Dans un monde o<text:span text:style-name="T5">ù</text:span> la mobilité et les besoins en sécurité de l'information sont de plus en plus importants, Oberthur Technologies Cards Systems évolue dans ce secteur très porteur avec un succès reconnu. Les différentes récompenses et nominations de l'industrie viennent renforcer ce constat.</text:p>
      <text:p text:style-name="P3"/>
      <text:p text:style-name="P3"><text:tab/>Après avoir obtenu mon DUT informatique à l'IUT de Dijon, je suis récemment diplômé de l’Université de Technologie de Belfort-Montbéliard en informatique. J'ai suivi un cursus de génie logiciel fortement axé sur l'analyse , les systèmes d'information et la programmation orientée-objet.</text:p>
      <text:p text:style-name="P3"/>
      <text:p text:style-name="P3"><text:tab/>Mon stage d'un an aux Etats-Unis m'a permis d’acquérir une bonne compréhension et un bon oral en Anglais. Ayant travaillé sur un projet dans sa globalité j'ai pu participer au cycle de vie complet d'une application web et me confronter concrètement à différents problèmes tels que la spécification, modélisation, prototypage, mise en place d'outils de productivité, la documentation, le déploiement et la maintenance logicielle. </text:p>
      <text:p text:style-name="P3"/>
      <text:p text:style-name="P3"><text:tab/>Mon stage dans l'entreprise Smartesting en environnement agile m'a quant à lui appris beaucoup sur le travail d’équipe, l’amélioration du process. En participant à l’amélioration du logiciel Smartesting Test Designer j'ai pu apprendre l'importance du test et de la qualité relatif aux applications critiques. J'ai eu la chance de pouvoir étudier avec SQL Server et Oracle à l'IUT et à l'UTBM par le biais de projets. J'ai pu également travailler sur un projet de six mois visant à élaborer une interface d'accès aux donnes entre un PDA et un SIG sous Windows mobile 6 en utilisant .NET compact Framework 3.5. Ce sont ces expériences que je souhaite mettre a profit et partager dans le cadre de mon travail.</text:p>
      <text:p text:style-name="P3"/>
      <text:p text:style-name="P4">J’accueillerai avec enthousiasme toute invitation <text:s/>à un entretien pour vous expliquer plus amplement mes motivations et la contribution que je peux apporter à votre entreprise.</text:p>
      <text:p text:style-name="P4"/>
      <text:p text:style-name="P4">En espérant que ma demande retiendra votre attention, je vous prie d‘agréer Monsieur, mes sincères salutations.</text:p>
      <text:p text:style-name="P4"/>
      <text:p text:style-name="P5">Marc BOUV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4T14:11:33.78</meta:creation-date>
    <meta:generator>OpenOffice.org/3.3$Win32 OpenOffice.org_project/330m20$Build-9567</meta:generator>
    <meta:document-statistic meta:table-count="0" meta:image-count="0" meta:object-count="0" meta:page-count="1" meta:paragraph-count="19" meta:word-count="360" meta:character-count="2384"/>
    <dc:date>2011-07-14T15:55:53.81</dc:date>
    <meta:editing-duration>PT1H44M27S</meta:editing-duration>
    <meta:editing-cycles>1</meta:editing-cycles>
  </office:meta>
</office:document-meta>
</file>